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62.794cm" style:use-optimal-column-width="false"/>
    </style:style>
    <style:style style:name="co2" style:family="table-column">
      <style:table-column-properties style:column-width="61.436cm" style:use-optimal-column-width="false"/>
    </style:style>
    <style:style style:name="ro1" style:family="table-row">
      <style:table-row-properties style:row-height="9.646cm" style:use-optimal-row-height="false"/>
    </style:style>
    <style:style style:name="ro2" style:family="table-row">
      <style:table-row-properties style:row-height="19.091cm" style:use-optimal-row-height="false"/>
    </style:style>
    <style:style style:name="ce1" style:family="table-cell">
      <loext:graphic-properties draw:textarea-horizontal-align="center" draw:textarea-vertical-align="middle" style:writing-mode="rl-tb"/>
      <style:paragraph-properties fo:text-align="justify" style:text-autospace="none"/>
      <style:text-properties style:font-name="Alvi Nastaleeq" fo:font-size="200pt" style:font-name-asian="F" style:font-size-asian="200pt" style:font-name-complex="Alvi Nastaleeq" style:font-size-complex="200pt"/>
    </style:style>
    <style:style style:name="ce2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style:font-name-asian="F" style:font-size-asian="200pt" style:font-name-complex="Alvi Nastaleeq" style:font-size-complex="200pt"/>
    </style:style>
    <style:style style:name="ce3" style:family="table-cell">
      <loext:graphic-properties draw:textarea-vertical-align="middle" style:writing-mode="rl-tb"/>
      <style:paragraph-properties fo:text-align="justify" style:text-autospace="none"/>
      <style:text-properties style:font-name="Alvi Nastaleeq" fo:font-size="200pt" style:font-name-asian="F" style:font-size-asian="200pt" style:font-name-complex="Alvi Nastaleeq" style:font-size-complex="200pt"/>
    </style:style>
    <style:style style:name="ce4" style:family="table-cell">
      <loext:graphic-properties draw:textarea-vertical-align="middle" style:writing-mode="rl-tb"/>
      <style:paragraph-properties fo:text-align="justify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5" style:family="table-cell">
      <loext:graphic-properties draw:textarea-horizontal-align="center" draw:textarea-vertical-align="middle" style:writing-mode="rl-tb"/>
      <style:paragraph-properties fo:text-align="justify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margin-left="1.499cm" fo:margin-right="1.499cm" fo:margin-top="1.499cm" fo:margin-bottom="1.499cm" fo:text-align="center" fo:text-indent="0cm" style:text-autospace="none" style:writing-mode="rl-tb"/>
      <style:text-properties style:font-name="Alvi Nastaleeq" fo:font-size="200pt" style:font-name-asian="F" style:font-size-asian="200pt" style:font-name-complex="Alvi Nastaleeq" style:font-size-complex="200pt"/>
    </style:style>
    <style:style style:name="P2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style:font-name-asian="F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24.229cm" svg:height="105.1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پرچمِ غازی لہراتا گھر گھر دیکھا</text:p>
              </table:table-cell>
              <table:covered-table-cell table:style-name="ce2"/>
            </table:table-row>
            <table:table-row table:style-name="ro2">
              <table:table-cell table:style-name="ce3">
                <text:p text:style-name="P2">سوچو ذرا کیا ہوگا جوانی کا عالم<text:line-break/>چیرتے جس کو بچپن میں اژدر دیکھا</text:p>
              </table:table-cell>
              <table:table-cell table:style-name="ce4">
                <text:p text:style-name="P2">مه خانے میں آج عجب منظر دیکھا<text:line-break/>پیمانوں میں جام نہیں کوثر دیکھا</text:p>
              </table:table-cell>
            </table:table-row>
            <table:table-row table:style-name="ro2" table:default-cell-style-name="ce4">
              <table:table-cell>
                <text:p text:style-name="P2">قولِ نبیؐ ہے دونوں میں کچھ فرق نہیں<text:line-break/>کعبہ دیکھا یا کہ رخِ حیدر دیکھا</text:p>
              </table:table-cell>
              <table:table-cell>
                <text:p text:style-name="P2">جیسے اُٹھا لیں ہاتھ بڑھا کر پھول کوئی<text:line-break/>دستِ علیؑ پر ایسے درِ خیبر دیکھا</text:p>
              </table:table-cell>
            </table:table-row>
            <table:table-row table:style-name="ro2" table:default-cell-style-name="ce4">
              <table:table-cell>
                <text:p text:style-name="P2">وقتِ نصرت کون رہا ہے سینہ سپر<text:line-break/>پشت پہ کس نے گھونپ دیا خنجر دیکھا</text:p>
              </table:table-cell>
              <table:table-cell>
                <text:p text:style-name="P2">پیغمبرؐ کے یار بنیں جو پھرتے تھے<text:line-break/>بھاگتے اُن کو میدان سے اکثر دیکھا</text:p>
              </table:table-cell>
            </table:table-row>
            <table:table-row table:style-name="ro2" table:default-cell-style-name="ce4">
              <table:table-cell>
                <text:p text:style-name="P2">حقِ حیدرؑ چھیننے والے دنیا میں<text:line-break/>نام تیرے رسوائی کا دفتر دیکھا</text:p>
              </table:table-cell>
              <table:table-cell>
                <text:p text:style-name="P2">بخٍ بخٍ کہنے لگے کچھ ڈر ڈر کے<text:line-break/>آتے ہوئے حارث پر جو کنکر دیکھا</text:p>
              </table:table-cell>
            </table:table-row>
            <table:table-row table:style-name="ro2">
              <table:table-cell table:style-name="ce5" table:number-columns-spanned="2">
                <text:p text:style-name="P1">کربلا کی جیت کا اِک اعلان ہے یہ<text:line-break/>پرچمِ غازی لہراتا گھر گھر دیکھا</text:p>
              </table:table-cell>
              <table:covered-table-cell table:style-name="ce2"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24.231cm" fo:page-height="105.1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1T19:59:30.996448400</meta:creation-date>
    <dc:date>2026-01-21T20:01:21.688063300</dc:date>
    <meta:editing-duration>PT1M51S</meta:editing-duration>
    <meta:editing-cycles>1</meta:editing-cycles>
    <meta:generator>LibreOffice/25.8.4.2$Windows_X86_64 LibreOffice_project/290daaa01b999472f0c7a3890eb6a550fd74c6df</meta:generator>
    <meta:document-statistic meta:object-count="1"/>
  </office:meta>
</office:document-meta>
</file>